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draw:marker-start="Arrowheads_20_1" draw:marker-start-width="0.314cm" draw:marker-end="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Symbol" fo:font-size="16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1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text-properties fo:font-size="12pt" fo:font-style="italic"/>
    </style:style>
    <style:style style:name="T1" style:family="text">
      <style:text-properties fo:font-size="16pt"/>
    </style:style>
    <style:style style:name="T2" style:family="text">
      <style:text-properties fo:font-family="Symbol" fo:font-size="16pt"/>
    </style:style>
    <style:style style:name="T3" style:family="text">
      <style:text-properties fo:font-size="12pt" fo:font-style="italic"/>
    </style:style>
    <style:style style:name="T4" style:family="text">
      <style:text-properties style:text-position="-33% 58%" fo:font-size="12pt"/>
    </style:style>
    <style:style style:name="T5" style:family="text">
      <style:text-properties fo:font-size="12pt"/>
    </style:style>
    <style:style style:name="T6" style:family="text">
      <style:text-properties style:text-position="-33% 58%" fo:font-size="12pt" fo:font-style="italic"/>
    </style:style>
    <style:style style:name="T7" style:family="text">
      <style:text-properties fo:font-family="Symbol" fo:font-size="12pt"/>
    </style:style>
    <style:style style:name="T8" style:family="text">
      <style:text-properties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5cm" svg:height="1.124cm" svg:x="2.238cm" svg:y="0.275cm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.578cm" svg:y1="1.414cm" svg:x2="5.171cm" svg:y2="1.422cm">
          <text:p text:style-name="P5"/>
        </draw:line>
        <draw:custom-shape draw:style-name="gr3" draw:text-style-name="P4" draw:layer="layout" svg:width="1.15cm" svg:height="1.124cm" svg:x="2.238cm" svg:y="1.37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6" draw:layer="layout" svg:width="1.793cm" svg:height="0.826cm" svg:x="0.34cm" svg:y="1.38cm">
          <draw:text-box>
            <text:p text:style-name="P5"><text:span text:style-name="T3">C</text:span><text:span text:style-name="T4">2</text:span><text:span text:style-name="T5"> axis</text:span></text:p>
          </draw:text-box>
        </draw:frame>
        <draw:custom-shape draw:style-name="gr1" draw:text-style-name="P7" draw:layer="layout" svg:width="1.15cm" svg:height="1.124cm" svg:x="3.434cm" svg:y="0.796cm">
          <text:p text:style-name="P1"><text:span text:style-name="T1">+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.521cm" svg:y1="4.214cm" svg:x2="5.114cm" svg:y2="4.222cm">
          <text:p text:style-name="P5"/>
        </draw:line>
        <draw:frame draw:style-name="gr4" draw:text-style-name="P9" draw:layer="layout" svg:width="0.709cm" svg:height="0.725cm" svg:x="3.67cm" svg:y="2.39cm">
          <draw:text-box>
            <text:p text:style-name="P8"><text:span text:style-name="T3">s</text:span></text:p>
          </draw:text-box>
        </draw:frame>
        <draw:frame draw:style-name="gr4" draw:text-style-name="P9" draw:layer="layout" svg:width="0.858cm" svg:height="0.826cm" svg:x="2.37cm" svg:y="2.39cm">
          <draw:text-box>
            <text:p text:style-name="P8"><text:span text:style-name="T3">p</text:span><text:span text:style-name="T6">x</text:span></text:p>
          </draw:text-box>
        </draw:frame>
        <draw:frame draw:style-name="gr4" draw:text-style-name="P6" draw:layer="layout" svg:width="4.709cm" svg:height="0.806cm" svg:x="5.629cm" svg:y="0.979cm">
          <draw:text-box>
            <text:p text:style-name="P8"><text:span text:style-name="T5">(+ and </text:span><text:span text:style-name="T7">-</text:span><text:span text:style-name="T5"> cancel; </text:span><text:span text:style-name="T3">S</text:span><text:span text:style-name="T5"> = 0)</text:span></text:p>
          </draw:text-box>
        </draw:frame>
        <draw:custom-shape draw:style-name="gr1" draw:text-style-name="P2" draw:layer="layout" svg:width="1.15cm" svg:height="1.124cm" draw:transform="rotate (-1.57690497917777) translate (3.528cm 3.647cm)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layer="layout" svg:width="1.15cm" svg:height="1.124cm" draw:transform="rotate (3.12937534882524) translate (2.431cm 4.78cm)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7" draw:layer="layout" svg:width="1.15cm" svg:height="1.124cm" svg:x="3.771cm" svg:y="3.669cm">
          <text:p text:style-name="P1"><text:span text:style-name="T1">+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frame draw:style-name="gr4" draw:text-style-name="P9" draw:layer="layout" svg:width="0.709cm" svg:height="0.725cm" svg:x="4.07cm" svg:y="4.764cm">
          <draw:text-box>
            <text:p text:style-name="P8"><text:span text:style-name="T3">s</text:span></text:p>
          </draw:text-box>
        </draw:frame>
        <draw:frame draw:style-name="gr4" draw:text-style-name="P9" draw:layer="layout" svg:width="0.858cm" svg:height="0.826cm" svg:x="1.97cm" svg:y="4.718cm">
          <draw:text-box>
            <text:p text:style-name="P8"><text:span text:style-name="T3">p</text:span><text:span text:style-name="T6">z</text:span></text:p>
          </draw:text-box>
        </draw:frame>
        <draw:line draw:style-name="gr5" draw:text-style-name="P3" draw:layer="layout" svg:x1="0.3cm" svg:y1="0.335cm" svg:x2="0.3cm" svg:y2="5.415cm">
          <text:p text:style-name="P5"/>
        </draw:line>
        <draw:frame draw:style-name="gr4" draw:text-style-name="P9" draw:layer="layout" svg:width="0.709cm" svg:height="0.725cm" svg:x="0.371cm" svg:y="0.091cm">
          <draw:text-box>
            <text:p text:style-name="P8"><text:span text:style-name="T3">x</text:span></text:p>
          </draw:text-box>
        </draw:frame>
        <draw:frame draw:style-name="gr4" draw:text-style-name="P6" draw:layer="layout" svg:width="1.751cm" svg:height="0.725cm" svg:x="7.03cm" svg:y="3.879cm">
          <draw:text-box>
            <text:p text:style-name="P8"><text:span text:style-name="T5">(</text:span><text:span text:style-name="T3">S</text:span><text:span text:style-name="T5"> </text:span><text:span text:style-name="T8">≠</text:span><text:span text:style-name="T5"> 0)</text:span></text:p>
          </draw:text-box>
        </draw:frame>
        <draw:line draw:style-name="gr5" draw:text-style-name="P3" draw:layer="layout" svg:x1="5.94cm" svg:y1="5.671cm" svg:x2="0.86cm" svg:y2="5.679cm">
          <text:p text:style-name="P5"/>
        </draw:line>
        <draw:frame draw:style-name="gr4" draw:text-style-name="P9" draw:layer="layout" svg:width="0.709cm" svg:height="0.725cm" svg:x="5.572cm" svg:y="4.892cm">
          <draw:text-box>
            <text:p text:style-name="P8"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84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9T19:31:41</dc:date>
    <dc:language>en-US</dc:language>
    <meta:editing-cycles>97</meta:editing-cycles>
    <meta:editing-duration>PT6H14M4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